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9.6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3"/>
        <table:table-column table:style-name="co4" table:number-columns-repeated="1018" table:default-cell-style-name="Default"/>
        <table:table-row table:style-name="ro1">
          <table:table-cell table:style-name="Default" office:value-type="string" calcext:value-type="string">
            <text:p>Listes des composants pour SQM_PS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éférence schém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Prix tota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GPT5053c</text:p>
          </table:table-cell>
          <table:table-cell office:value-type="string" calcext:value-type="string">
            <text:p><text:a xlink:href="https://fr.aliexpress.com/item/1005003235457766.html?spm=a2g0o.order_list.0.0.67c75e5byfxms8&amp;gatewayAdapt=glo2fra" xlink:type="simple">https://fr.aliexpress.com/item/1005003235457766.html?spm=a2g0o.order_list.0.0.67c75e5byfxms8&amp;gatewayAdapt=glo2fra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E5]*[.D5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SL237</text:p>
          </table:table-cell>
          <table:table-cell office:value-type="string" calcext:value-type="string">
            <text:p><text:a xlink:href="https://fr.aliexpress.com/item/33010756319.html?spm=a2g0o.order_list.0.0.67c75e5byfxms8&amp;gatewayAdapt=glo2fra" xlink:type="simple">https://fr.aliexpress.com/item/33010756319.html?spm=a2g0o.order_list.0.0.67c75e5byfxms8&amp;gatewayAdapt=glo2fra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31" calcext:value-type="currency">
            <text:p>3,31 €</text:p>
          </table:table-cell>
          <table:table-cell table:formula="of:=[.E6]*[.D6]" office:value-type="currency" office:currency="EUR" office:value="3.31" calcext:value-type="currency">
            <text:p>3,31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éflecteur</text:p>
          </table:table-cell>
          <table:table-cell office:value-type="string" calcext:value-type="string">
            <text:p><text:a xlink:href="https://fr.aliexpress.com/item/1005001937417402.html?spm=a2g0o.order_list.0.0.67c75e5byfxms8&amp;gatewayAdapt=glo2fra" xlink:type="simple">https://fr.aliexpress.com/item/1005001937417402.html?spm=a2g0o.order_list.0.0.67c75e5byfxms8&amp;gatewayAdapt=glo2fra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7" calcext:value-type="currency">
            <text:p>1,07 €</text:p>
          </table:table-cell>
          <table:table-cell table:formula="of:=[.E7]*[.D7]" office:value-type="currency" office:currency="EUR" office:value="1.07" calcext:value-type="currency">
            <text:p>1,07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tre UV/IR</text:p>
          </table:table-cell>
          <table:table-cell office:value-type="string" calcext:value-type="string">
            <text:p><text:a xlink:href="https://fr.aliexpress.com/item/1005001694309991.html?spm=a2g0o.order_list.0.0.67c75e5byfxms8&amp;gatewayAdapt=glo2fra" xlink:type="simple">https://fr.aliexpress.com/item/1005001694309991.html?spm=a2g0o.order_list.0.0.67c75e5byfxms8&amp;gatewayAdapt=glo2fra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4" calcext:value-type="currency">
            <text:p>1,14 €</text:p>
          </table:table-cell>
          <table:table-cell table:formula="of:=[.E8]*[.D8]" office:value-type="currency" office:currency="EUR" office:value="1.14" calcext:value-type="currency">
            <text:p>1,14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p 9volt</text:p>
          </table:table-cell>
          <table:table-cell office:value-type="string" calcext:value-type="string">
            <text:p><text:a xlink:href="https://www.amazon.fr/gp/product/B097DL8DWW/ref=ppx_yo_dt_b_asin_title_o06_s00?ie=UTF8&amp;psc=1" xlink:type="simple">https://www.amazon.fr/gp/product/B097DL8DWW/ref=ppx_yo_dt_b_asin_title_o06_s00?ie=UTF8&amp;psc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0,80 €</text:p>
          </table:table-cell>
          <table:table-cell table:formula="of:=[.E9]*[.D9]" office:value-type="currency" office:currency="EUR" office:value="0.8" calcext:value-type="currency">
            <text:p>0,8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P1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www.amazon.fr/gp/product/B0825JFMRC/ref=ppx_yo_dt_b_asin_title_o06_s00?ie=UTF8&amp;psc=1" xlink:type="simple">https://www.amazon.fr/gp/product/B0825JFMRC/ref=ppx_yo_dt_b_asin_title_o06_s00?ie=UTF8&amp;psc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E10]*[.D10]" office:value-type="currency" office:currency="EUR" office:value="0.9" calcext:value-type="currency">
            <text:p>0,9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d3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<text:a xlink:href="https://www.amazon.fr/gp/product/B09CYXS3GX/ref=ppx_yo_dt_b_asin_title_o01_s00?ie=UTF8&amp;psc=1" xlink:type="simple">https://www.amazon.fr/gp/product/B09CYXS3GX/ref=ppx_yo_dt_b_asin_title_o01_s00?ie=UTF8&amp;psc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E11]*[.D11]" office:value-type="currency" office:currency="EUR" office:value="14" calcext:value-type="currency">
            <text:p>14,00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pport Ar. Nano</text:p>
          </table:table-cell>
          <table:table-cell office:value-type="string" calcext:value-type="string">
            <text:p><text:a xlink:href="https://www.amazon.fr/gp/product/B08LH4ZBR8/ref=ppx_yo_dt_b_asin_title_o05_s00?ie=UTF8&amp;psc=1" xlink:type="simple">https://www.amazon.fr/gp/product/B08LH4ZBR8/ref=ppx_yo_dt_b_asin_title_o05_s00?ie=UTF8&amp;psc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19" calcext:value-type="currency">
            <text:p>6,19 €</text:p>
          </table:table-cell>
          <table:table-cell table:formula="of:=[.E12]*[.D12]" office:value-type="currency" office:currency="EUR" office:value="6.19" calcext:value-type="currency">
            <text:p>6,19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d1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<text:a xlink:href="https://www.amazon.fr/gp/product/B01MS7DUEM/ref=ppx_yo_dt_b_asin_title_o05_s00?ie=UTF8&amp;th=1" xlink:type="simple">https://www.amazon.fr/gp/product/B01MS7DUEM/ref=ppx_yo_dt_b_asin_title_o05_s00?ie=UTF8&amp;th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.99" calcext:value-type="currency">
            <text:p>17,99 €</text:p>
          </table:table-cell>
          <table:table-cell table:formula="of:=[.E13]*[.D13]" office:value-type="currency" office:currency="EUR" office:value="17.99" calcext:value-type="currency">
            <text:p>17,99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d2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<text:a xlink:href="https://www.amazon.fr/gp/product/B01L9GC470/ref=ppx_yo_dt_b_asin_title_o05_s00?ie=UTF8&amp;th=1" xlink:type="simple">https://www.amazon.fr/gp/product/B01L9GC470/ref=ppx_yo_dt_b_asin_title_o05_s00?ie=UTF8&amp;th=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49" calcext:value-type="currency">
            <text:p>9,49 €</text:p>
          </table:table-cell>
          <table:table-cell table:formula="of:=[.E14]*[.D14]" office:value-type="currency" office:currency="EUR" office:value="9.49" calcext:value-type="currency">
            <text:p>9,49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rupteur</text:p>
          </table:table-cell>
          <table:table-cell office:value-type="string" calcext:value-type="string">
            <text:p><text:a xlink:href="https://www.amazon.fr/dp/B08M1BZVNT/ref=syn_sd_onsite_desktop_565?ie=UTF8&amp;psc=1&amp;pd_rd_plhdr=t" xlink:type="simple">https://www.amazon.fr/dp/B08M1BZVNT/ref=syn_sd_onsite_desktop_565?ie=UTF8&amp;psc=1&amp;pd_rd_plhdr=t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E15]*[.D15]" office:value-type="currency" office:currency="EUR" office:value="0.9" calcext:value-type="currency">
            <text:p>0,9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Résistance 10k</text:p>
          </table:table-cell>
          <table:table-cell office:value-type="string" calcext:value-type="string">
            <text:p><text:a xlink:href="https://www.amazon.fr/R%C3%A9sistances-carbone-10K-Ohms-Watts/dp/B01JCTXAVA" xlink:type="simple">https://www.amazon.fr/R%C3%A9sistances-carbone-10K-Ohms-Watts/dp/B01JCTXAVA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E16]*[.D16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 47nf</text:p>
          </table:table-cell>
          <table:table-cell office:value-type="string" calcext:value-type="string">
            <text:p><text:a xlink:href="https://www.amazon.fr/20x-Condensateur-c%C3%A9ramique-47nF-50V/dp/B01FCB96YW" xlink:type="simple">https://www.amazon.fr/20x-Condensateur-c%C3%A9ramique-47nF-50V/dp/B01FCB96YW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E17]*[.D17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Total</text:p>
          </table:table-cell>
          <table:table-cell table:formula="of:=SUM([.F5:.F17])" office:value-type="currency" office:currency="EUR" office:value="56.35" calcext:value-type="currency">
            <text:p>56,35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8:02:54.072000000</meta:creation-date>
    <meta:generator>LibreOffice/7.3.3.2$Windows_X86_64 LibreOffice_project/d1d0ea68f081ee2800a922cac8f79445e4603348</meta:generator>
    <dc:date>2022-11-04T18:42:40.023000000</dc:date>
    <meta:editing-duration>PT19M14S</meta:editing-duration>
    <meta:editing-cycles>5</meta:editing-cycles>
    <meta:document-statistic meta:table-count="1" meta:cell-count="82" meta:object-count="0"/>
  </office:meta>
</office:document-meta>
</file>